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ff64d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ff64d" style:font-name-complex="Chilanka"/>
    </style:style>
    <style:style style:name="P3" style:family="paragraph" style:parent-style-name="Standard">
      <style:text-properties style:font-name="Chilanka" officeooo:rsid="000b764f" officeooo:paragraph-rsid="000ff64d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ff64d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ff64d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ff64d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ff64d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ff64d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ff64d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0ff64d"/>
    </style:style>
    <style:style style:name="P11" style:family="paragraph" style:parent-style-name="Standard">
      <style:text-properties officeooo:rsid="000a77fc" officeooo:paragraph-rsid="000ff64d"/>
    </style:style>
    <style:style style:name="P12" style:family="paragraph" style:parent-style-name="Standard">
      <style:text-properties officeooo:rsid="000ed379" officeooo:paragraph-rsid="000ff64d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ff64d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ഹുസ്നുല്‍ മുനവ്വിര്‍ കെ</text:p>
      <text:p text:style-name="P11"/>
      <text:p text:style-name="P11">പാണ്ടിക്കാട്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റാഷിഖ് ഇ</text:p>
      <text:p text:style-name="P11">കൂമണ്ണ വലിയ പറമ്പ്</text:p>
      <text:p text:style-name="P11">KOOMANNA VALIYA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്ദ് സുഹെെല്‍ പി കെ</text:p>
      <text:p text:style-name="P11">പെരുമണ്ണ</text:p>
      <text:p text:style-name="P11">PERUMANNA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ഫര്‍ഷിദ് കെ</text:p>
      <text:p text:style-name="P11">കമണ്ണ വലിയ പറമ്പ്</text:p>
      <text:p text:style-name="P11">KOOMANNA VALIYA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്‍സാര്‍ <text:s/>അന്‍വര്‍ ടി</text:p>
      <text:p text:style-name="P11">കൊടി‍ഞ്ഞി</text:p>
      <text:p text:style-name="P11">KODNI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ദാനിഷ് സി കെ</text:p>
      <text:p text:style-name="P11">രാമനാട്ടുകര</text:p>
      <text:p text:style-name="P11">RAMANATTUKARA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ഷാമില്‍ ഇ പി</text:p>
      <text:p text:style-name="P11">പാറക്കടവ്</text:p>
      <text:p text:style-name="P11">PARAKADAV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നവ്വര്‍ അലി പി</text:p>
      <text:p text:style-name="P11">പടിക്കല്‍</text:p>
      <text:p text:style-name="P11">PADIKKAL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സവാദ് എം</text:p>
      <text:p text:style-name="P11">മൊറയൂര്‍</text:p>
      <text:p text:style-name="P11">MOAVUR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റഷാദ് വി </text:p>
      <text:p text:style-name="P11">ആലിപ്പറമ്പ്</text:p>
      <text:p text:style-name="P11">AL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്ദ് നാഫിഹ് പി വി</text:p>
      <text:p text:style-name="P11">വേങര</text:p>
      <text:p text:style-name="P11">VEGARA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ഷഹബാസ് അലി എം എം</text:p>
      <text:p text:style-name="P11">മായനാട്</text:p>
      <text:p text:style-name="P11">MAYANAD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ഫഹീം പി</text:p>
      <text:p text:style-name="P11">വെെദ്യരങ്ങാടി</text:p>
      <text:p text:style-name="P11">VAITHARAGADI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ഹസന്‍ കെ പി</text:p>
      <text:p text:style-name="P11">പുല്ലിപ്പറമ്പ്</text:p>
      <text:p text:style-name="P11">PULLI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സ്വാലിഹ് പി</text:p>
      <text:p text:style-name="P11">പരതക്കാട്</text:p>
      <text:p text:style-name="P11">PARATHAKKAD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ഷാഹില്‍ സി ടി</text:p>
      <text:p text:style-name="P11">കൊണ്ടോട്ടി</text:p>
      <text:p text:style-name="P11">KONDOTTY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ഷിബിന്‍ എം കെ</text:p>
      <text:p text:style-name="P11">വെസ്റ്റ് ചാലിപ്പറമ്പ്</text:p>
      <text:p text:style-name="P11">WEST CHALI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്ദ് ഹാദി പി</text:p>
      <text:p text:style-name="P11">കുുറുന്തല</text:p>
      <text:p text:style-name="P11">KURUNTHALA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അഷ്മല്‍ എ</text:p>
      <text:p text:style-name="P11">കരിപ്പൂര്‍</text:p>
      <text:p text:style-name="P11">KARIPPUR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ഹമ്മദ് അഫ് ലഹ് <text:s/>കെ</text:p>
      <text:p text:style-name="P11">വെസ്റ്റ് ചാലിപ്പറമ്പ്</text:p>
      <text:p text:style-name="P11">WEST CHALIPARAMBU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്ദ് സിനാന്‍ വി കെ</text:p>
      <text:p text:style-name="P11">കോട്ടക്കടവ്</text:p>
      <text:p text:style-name="P11">KOTTAKADAV</text:p>
      <text:p text:style-name="P11"/>
      <text:p text:style-name="P11"/>
      <text:p text:style-name="P11"/>
      <text:p text:style-name="P11"/>
      <text:p text:style-name="P11"/>
      <text:p text:style-name="P11">ല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ഹുസ്നി മുബാറക് കെ എം</text:p>
      <text:p text:style-name="P11">പെരിങ്ങാവ്</text:p>
      <text:p text:style-name="P11">PERIGHAV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അമീന്‍ കെ</text:p>
      <text:p text:style-name="P11"/>
      <text:p text:style-name="P11">KUMMINIPARAMBA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ഷബീബ് എന്‍ ടി</text:p>
      <text:p text:style-name="P11"/>
      <text:p text:style-name="P11">CHELUPPADAM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ുഹമ്മദ് ഫവാസ് വി സി</text:p>
      <text:p text:style-name="P11"/>
      <text:p text:style-name="P11">KARAD</text:p>
      <text:p text:style-name="P11"/>
      <text:p text:style-name="P11"/>
      <text:p text:style-name="P11"/>
      <text:p text:style-name="P11"/>
      <text:p text:style-name="P11"/>
      <text:p text:style-name="P11"/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03:41:12.877087594</dc:date>
    <meta:editing-cycles>7</meta:editing-cycles>
    <meta:editing-duration>PT23M49S</meta:editing-duration>
    <meta:document-statistic meta:table-count="0" meta:image-count="0" meta:object-count="0" meta:page-count="1199" meta:paragraph-count="7272" meta:word-count="49537" meta:character-count="422697" meta:non-whitespace-character-count="196721"/>
  </office:meta>
</office:document-meta>
</file>